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02cm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cm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Symmetric_20_Arrow" draw:marker-end="" draw:fill="none" draw:textarea-vertical-align="middle"/>
    </style:style>
    <style:style style:name="gr11" style:family="graphic" style:parent-style-name="objectwithoutfill">
      <style:graphic-properties draw:marker-start="Symmetric_20_Arrow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064cm" svg:height="3.81cm" svg:x="11.34cm" svg:y="13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2cm" svg:height="1.792cm" svg:x="12.356cm" svg:y="14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297cm" svg:y1="14.836cm" svg:x2="13.297cm" svg:y2="13.827cm">
            <text:p/>
          </draw:line>
          <draw:line draw:style-name="gr2" draw:text-style-name="P1" draw:layer="layout" svg:x1="13.372cm" svg:y1="17.637cm" svg:x2="13.372cm" svg:y2="16.628cm">
            <text:p/>
          </draw:line>
          <draw:line draw:style-name="gr2" draw:text-style-name="P1" draw:layer="layout" svg:x1="14.05cm" svg:y1="15.171cm" svg:x2="14.84cm" svg:y2="14.387cm">
            <text:p/>
          </draw:line>
          <draw:line draw:style-name="gr2" draw:text-style-name="P1" draw:layer="layout" svg:x1="14.276cm" svg:y1="15.956cm" svg:x2="15.292cm" svg:y2="16.516cm">
            <text:p/>
          </draw:line>
          <draw:line draw:style-name="gr2" draw:text-style-name="P1" draw:layer="layout" svg:x1="12.469cm" svg:y1="16.292cm" svg:x2="11.679cm" svg:y2="16.74cm">
            <text:p/>
          </draw:line>
          <draw:line draw:style-name="gr2" draw:text-style-name="P1" draw:layer="layout" svg:x1="12.356cm" svg:y1="15.396cm" svg:x2="11.566cm" svg:y2="14.836cm">
            <text:p/>
          </draw:line>
          <draw:frame draw:style-name="gr3" draw:text-style-name="P2" draw:layer="layout" svg:width="5.027cm" svg:height="0.878cm" svg:x="11.34cm" svg:y="17.637cm">
            <draw:text-box>
              <text:p><text:span text:style-name="T1">OS network buffer</text:span></text:p>
            </draw:text-box>
          </draw:frame>
        </draw:g>
        <draw:line draw:style-name="gr2" draw:text-style-name="P1" draw:layer="layout" svg:x1="2.143cm" svg:y1="8.62cm" svg:x2="26.019cm" svg:y2="8.62cm">
          <text:p/>
        </draw:line>
        <draw:frame draw:style-name="gr3" draw:text-style-name="P2" draw:layer="layout" svg:width="1.696cm" svg:height="0.878cm" svg:x="1.762cm" svg:y="7.615cm">
          <draw:text-box>
            <text:p><text:span text:style-name="T1">Java</text:span></text:p>
          </draw:text-box>
        </draw:frame>
        <draw:frame draw:style-name="gr4" draw:text-style-name="P2" draw:layer="layout" svg:width="2.102cm" svg:height="0.878cm" svg:x="1.635cm" svg:y="8.874cm">
          <draw:text-box>
            <text:p><text:span text:style-name="T1">Native</text:span></text:p>
          </draw:text-box>
        </draw:frame>
        <draw:custom-shape draw:style-name="gr5" draw:text-style-name="P1" draw:layer="layout" svg:width="0.381cm" svg:height="0.381cm" svg:x="8.874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9.25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9.89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10.144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89cm" svg:y1="3.413cm" svg:x2="9.89cm" svg:y2="9.636cm">
          <text:p/>
        </draw:line>
        <draw:frame draw:style-name="gr3" draw:text-style-name="P3" draw:layer="layout" svg:width="3.122cm" svg:height="0.806cm" svg:x="9.763cm" svg:y="3.794cm">
          <draw:text-box>
            <text:p><text:span text:style-name="T2">serialization</text:span></text:p>
          </draw:text-box>
        </draw:frame>
        <draw:custom-shape draw:style-name="gr5" draw:text-style-name="P1" draw:layer="layout" svg:width="0.381cm" svg:height="0.381cm" svg:x="19.97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20.357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20.992cm" svg:y="2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21.24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1.066cm" svg:y1="3.286cm" svg:x2="21.066cm" svg:y2="9.763cm">
          <text:p/>
        </draw:line>
        <draw:frame draw:style-name="gr3" draw:text-style-name="P3" draw:layer="layout" svg:width="3.838cm" svg:height="0.806cm" svg:x="20.865cm" svg:y="3.667cm">
          <draw:text-box>
            <text:p><text:span text:style-name="T2">de-serialization</text:span></text:p>
          </draw:text-box>
        </draw:frame>
        <draw:frame draw:style-name="gr3" draw:text-style-name="P3" draw:layer="layout" svg:width="3.47cm" svg:height="0.806cm" svg:x="12.618cm" svg:y="10.017cm">
          <draw:text-box>
            <text:p><text:span text:style-name="T2">native buffers</text:span></text:p>
          </draw:text-box>
        </draw:frame>
        <draw:frame draw:style-name="gr8" draw:text-style-name="P1" draw:layer="layout" svg:width="2.919cm" svg:height="0.878cm" svg:x="13.192cm" svg:y="1.9cm">
          <draw:text-box>
            <text:p text:style-name="P1"><text:span text:style-name="T1">Infinispan</text:span></text:p>
          </draw:text-box>
        </draw:frame>
        <draw:custom-shape draw:style-name="gr9" draw:text-style-name="P4" draw:layer="layout" svg:width="5.207cm" svg:height="1.27cm" svg:x="7.223cm" svg:y="9.763cm">
          <text:p text:style-name="P4">Infinispan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48cm" svg:height="1.27cm" svg:x="4.048cm" svg:y="9.763cm">
          <text:p text:style-name="P4">JGRP hdr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122cm" svg:height="0.806cm" svg:x="5.752cm" svg:y="7.223cm">
          <draw:text-box>
            <text:p><text:span text:style-name="T2">serialization</text:span></text:p>
          </draw:text-box>
        </draw:frame>
        <draw:line draw:style-name="gr6" draw:text-style-name="P1" draw:layer="layout" svg:x1="5.699cm" svg:y1="7.096cm" svg:x2="5.699cm" svg:y2="9.763cm">
          <text:p/>
        </draw:line>
        <draw:frame draw:style-name="gr8" draw:text-style-name="P1" draw:layer="layout" svg:width="3.884cm" svg:height="0.878cm" svg:x="3.921cm" svg:y="6.091cm">
          <draw:text-box>
            <text:p text:style-name="P1"><text:span text:style-name="T1">JGroups hdrs</text:span></text:p>
          </draw:text-box>
        </draw:frame>
        <draw:line draw:style-name="gr2" draw:text-style-name="P1" draw:layer="layout" svg:x1="5.699cm" svg:y1="11.287cm" svg:x2="5.699cm" svg:y2="14.335cm">
          <text:p/>
        </draw:line>
        <draw:line draw:style-name="gr2" draw:text-style-name="P1" draw:layer="layout" svg:x1="9.89cm" svg:y1="11.287cm" svg:x2="9.89cm" svg:y2="14.335cm">
          <text:p/>
        </draw:line>
        <draw:line draw:style-name="gr2" draw:text-style-name="P1" draw:layer="layout" svg:x1="5.699cm" svg:y1="14.335cm" svg:x2="9.89cm" svg:y2="14.335cm">
          <text:p/>
        </draw:line>
        <draw:line draw:style-name="gr6" draw:text-style-name="P1" draw:layer="layout" svg:x1="9.89cm" svg:y1="14.335cm" svg:x2="11.795cm" svg:y2="15.732cm">
          <text:p/>
        </draw:line>
        <draw:frame draw:style-name="gr3" draw:text-style-name="P3" draw:layer="layout" svg:width="3.749cm" svg:height="0.806cm" svg:x="5.953cm" svg:y="13.402cm">
          <draw:text-box>
            <text:p><text:span text:style-name="T2">gathering write</text:span></text:p>
          </draw:text-box>
        </draw:frame>
        <draw:custom-shape draw:style-name="gr9" draw:text-style-name="P4" draw:layer="layout" svg:width="5.207cm" svg:height="1.27cm" svg:x="7.223cm" svg:y="9.763cm">
          <text:p text:style-name="P4">Infinispan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207cm" svg:height="1.27cm" svg:x="19.415cm" svg:y="9.763cm">
          <text:p text:style-name="P4">Infinispan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48cm" svg:height="1.27cm" svg:x="16.24cm" svg:y="9.763cm">
          <text:p text:style-name="P4">JGRP hd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48cm" svg:height="1.27cm" svg:x="16.24cm" svg:y="9.763cm">
          <text:p text:style-name="P4">JGRP hdr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7.764cm" svg:y1="11.287cm" svg:x2="17.764cm" svg:y2="14.335cm">
          <text:p/>
        </draw:line>
        <draw:line draw:style-name="gr11" draw:text-style-name="P1" draw:layer="layout" svg:x1="21.955cm" svg:y1="11.287cm" svg:x2="21.955cm" svg:y2="14.335cm">
          <text:p/>
        </draw:line>
        <draw:line draw:style-name="gr2" draw:text-style-name="P1" draw:layer="layout" svg:x1="17.764cm" svg:y1="14.335cm" svg:x2="21.955cm" svg:y2="14.335cm">
          <text:p/>
        </draw:line>
        <draw:frame draw:style-name="gr3" draw:text-style-name="P3" draw:layer="layout" svg:width="3.787cm" svg:height="0.806cm" svg:x="17.825cm" svg:y="13.402cm">
          <draw:text-box>
            <text:p><text:span text:style-name="T2">scattering read</text:span></text:p>
          </draw:text-box>
        </draw:frame>
        <draw:line draw:style-name="gr12" draw:text-style-name="P1" draw:layer="layout" svg:x1="14.843cm" svg:y1="15.732cm" svg:x2="17.764cm" svg:y2="14.335cm">
          <text:p/>
        </draw:line>
        <draw:frame draw:style-name="gr8" draw:text-style-name="P1" draw:layer="layout" svg:width="3.884cm" svg:height="0.878cm" svg:x="15.859cm" svg:y="6.091cm">
          <draw:text-box>
            <text:p text:style-name="P1"><text:span text:style-name="T1">JGroups hdrs</text:span></text:p>
          </draw:text-box>
        </draw:frame>
        <draw:line draw:style-name="gr6" draw:text-style-name="P1" draw:layer="layout" svg:x1="17.764cm" svg:y1="9.763cm" svg:x2="17.764cm" svg:y2="6.969cm">
          <text:p/>
        </draw:line>
        <draw:frame draw:style-name="gr3" draw:text-style-name="P3" draw:layer="layout" svg:width="3.838cm" svg:height="0.806cm" svg:x="16.113cm" svg:y="7.35cm">
          <draw:text-box>
            <text:p><text:span text:style-name="T2">de-serial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3:39:53</meta:creation-date>
    <dc:date>2014-01-02T14:39:20</dc:date>
    <meta:editing-duration>PT32M24S</meta:editing-duration>
    <meta:editing-cycles>11</meta:editing-cycles>
    <meta:generator>LibreOffice/3.6$Linux_X86_64 LibreOffice_project/360m1$Build-2</meta:generator>
    <meta:document-statistic meta:object-count="49"/>
  </office:meta>
</office:document-meta>
</file>